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CE" svg:font-family="'Arial CE', Arial, 'Helvetica CE', Helvetica, sans-serif"/>
    <style:font-face style:name="Georgia" svg:font-family="Georgia"/>
    <style:font-face style:name="Helvetica Neue" svg:font-family="'Helvetica Neue', Helvetica, Arial, serif"/>
    <style:font-face style:name="Open Sans1" svg:font-family="'Open Sans', arial, sans-serif"/>
    <style:font-face style:name="Open Sans" svg:font-family="'Open Sans', sans-serif"/>
    <style:font-face style:name="Roboto Condensed" svg:font-family="'Roboto Condensed', sans-serif"/>
    <style:font-face style:name="Tahoma" svg:font-family="Tahoma"/>
    <style:font-face style:name="Ubuntu" svg:font-family="Ubuntu"/>
    <style:font-face style:name="Ubuntu1" svg:font-family="Ubuntu, sans-serif"/>
    <style:font-face style:name="cooperhewitt" svg:font-family="cooperhewitt,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line-height="115%" fo:text-align="justify" style:justify-single-word="false" fo:orphans="2" fo:widows="2"/>
      <style:text-properties officeooo:paragraph-rsid="000d40e8"/>
    </style:style>
    <style:style style:name="P2" style:family="paragraph" style:parent-style-name="Standard">
      <style:paragraph-properties fo:line-height="115%" fo:text-align="center" style:justify-single-word="false" fo:orphans="2" fo:widows="2"/>
      <style:text-properties style:font-name="Arial" fo:font-size="20pt" officeooo:rsid="00106642" officeooo:paragraph-rsid="00106642" style:font-size-asian="20pt" style:font-size-complex="20pt"/>
    </style:style>
    <style:style style:name="P3" style:family="paragraph" style:parent-style-name="Standard">
      <style:paragraph-properties fo:line-height="115%" fo:text-align="justify" style:justify-single-word="false" fo:orphans="2" fo:widows="2"/>
      <style:text-properties fo:color="#000000" style:font-name="Times New Roman" officeooo:paragraph-rsid="000d40e8"/>
    </style:style>
    <style:style style:name="P4" style:family="paragraph" style:parent-style-name="Standard" style:master-page-name="">
      <loext:graphic-properties draw:fill="none"/>
      <style:paragraph-properties fo:margin-left="0cm" fo:margin-right="0cm" fo:line-height="115%" fo:text-align="justify" style:justify-single-word="false" fo:orphans="2" fo:widows="2" fo:text-indent="1cm" style:auto-text-indent="false" style:page-number="auto" fo:background-color="transparent"/>
      <style:text-properties fo:color="#000000" style:font-name="Times New Roman" fo:font-size="13pt" officeooo:paragraph-rsid="000d40e8" style:font-size-asian="13pt" style:font-size-complex="13pt"/>
    </style:style>
    <style:style style:name="P5" style:family="paragraph" style:parent-style-name="Standard" style:master-page-name="">
      <loext:graphic-properties draw:fill="none"/>
      <style:paragraph-properties fo:margin-left="0cm" fo:margin-right="0cm" fo:line-height="115%" fo:text-align="justify" style:justify-single-word="false" fo:orphans="2" fo:widows="2" fo:text-indent="1.101cm" style:auto-text-indent="false" style:page-number="auto" fo:background-color="transparent"/>
      <style:text-properties officeooo:paragraph-rsid="000d40e8"/>
    </style:style>
    <style:style style:name="P6" style:family="paragraph" style:parent-style-name="Standard">
      <loext:graphic-properties draw:fill="none"/>
      <style:paragraph-properties fo:margin-left="0cm" fo:margin-right="0cm" fo:line-height="115%" fo:text-align="justify" style:justify-single-word="false" fo:orphans="2" fo:widows="2" fo:text-indent="1.101cm" style:auto-text-indent="false" fo:background-color="transparent"/>
      <style:text-properties officeooo:paragraph-rsid="000d40e8"/>
    </style:style>
    <style:style style:name="P7" style:family="paragraph" style:parent-style-name="Standard">
      <loext:graphic-properties draw:fill="none"/>
      <style:paragraph-properties fo:margin-left="0cm" fo:margin-right="0cm" fo:line-height="115%" fo:text-align="justify" style:justify-single-word="false" fo:orphans="2" fo:widows="2" fo:text-indent="1.101cm" style:auto-text-indent="false" fo:background-color="transparent"/>
      <style:text-properties officeooo:paragraph-rsid="00159cd1"/>
    </style:style>
    <style:style style:name="P8" style:family="paragraph" style:parent-style-name="Standard">
      <loext:graphic-properties draw:fill="none"/>
      <style:paragraph-properties fo:margin-left="0cm" fo:margin-right="0cm" fo:line-height="115%" fo:text-align="justify" style:justify-single-word="false" fo:orphans="2" fo:widows="2" fo:text-indent="1.101cm" style:auto-text-indent="false" fo:background-color="transparent"/>
      <style:text-properties officeooo:paragraph-rsid="001a5d2b"/>
    </style:style>
    <style:style style:name="P9" style:family="paragraph" style:parent-style-name="Standard">
      <loext:graphic-properties draw:fill="none"/>
      <style:paragraph-properties fo:margin-left="0cm" fo:margin-right="0cm" fo:line-height="115%" fo:text-align="justify" style:justify-single-word="false" fo:orphans="2" fo:widows="2" fo:text-indent="1.101cm" style:auto-text-indent="false" fo:background-color="transparent"/>
      <style:text-properties officeooo:paragraph-rsid="001b502b"/>
    </style:style>
    <style:style style:name="P10" style:family="paragraph" style:parent-style-name="Standard">
      <loext:graphic-properties draw:fill="none"/>
      <style:paragraph-properties fo:margin-left="0cm" fo:margin-right="0cm" fo:line-height="115%" fo:text-align="justify" style:justify-single-word="false" fo:orphans="2" fo:widows="2" fo:text-indent="1.101cm" style:auto-text-indent="false" fo:background-color="transparent"/>
      <style:text-properties fo:color="#000000" style:font-name="Times New Roman" fo:font-size="12pt" fo:font-weight="normal" officeooo:paragraph-rsid="0018d71c" style:font-size-asian="12pt" style:font-weight-asian="normal" style:font-size-complex="12pt" style:font-weight-complex="normal"/>
    </style:style>
    <style:style style:name="P11" style:family="paragraph" style:parent-style-name="Text_20_body">
      <style:paragraph-properties fo:line-height="115%" fo:text-align="justify" style:justify-single-word="false" fo:orphans="2" fo:widows="2"/>
      <style:text-properties fo:font-variant="normal" fo:text-transform="none" fo:color="#000000" style:font-name="Times New Roman" fo:font-size="13pt" fo:letter-spacing="normal" fo:font-style="normal" fo:font-weight="normal" officeooo:paragraph-rsid="000d40e8" style:font-size-asian="13pt" style:font-size-complex="13pt"/>
    </style:style>
    <style:style style:name="P12" style:family="paragraph" style:parent-style-name="Text_20_body" style:list-style-name="Bez_20_tytułu1">
      <style:paragraph-properties fo:line-height="115%" fo:text-align="justify" style:justify-single-word="false" fo:orphans="2" fo:widows="2"/>
      <style:text-properties fo:color="#000000" style:font-name="Times New Roman" fo:font-size="13pt" style:font-size-asian="13pt" style:font-size-complex="13pt"/>
    </style:style>
    <style:style style:name="P13" style:family="paragraph" style:parent-style-name="Text_20_body">
      <style:paragraph-properties fo:margin-left="0cm" fo:margin-right="0cm" fo:line-height="115%" fo:text-align="justify" style:justify-single-word="false" fo:orphans="2" fo:widows="2" fo:text-indent="0cm" style:auto-text-indent="false"/>
      <style:text-properties officeooo:paragraph-rsid="001f6b38"/>
    </style:style>
    <style:style style:name="P14" style:family="paragraph" style:parent-style-name="Text_20_body" style:list-style-name="Bez_20_tytułu1">
      <style:paragraph-properties fo:margin-top="0cm" fo:margin-bottom="0cm" loext:contextual-spacing="false" fo:line-height="115%" fo:text-align="justify" style:justify-single-word="false" fo:orphans="2" fo:widows="2"/>
      <style:text-properties fo:color="#000000" style:font-name="Times New Roman" fo:font-size="13pt" style:font-size-asian="13pt" style:font-size-complex="13pt"/>
    </style:style>
    <style:style style:name="P15" style:family="paragraph" style:parent-style-name="Text_20_body" style:list-style-name="Bez_20_tytułu1">
      <style:paragraph-properties fo:margin-top="0cm" fo:margin-bottom="0cm" loext:contextual-spacing="false" fo:line-height="115%" fo:text-align="justify" style:justify-single-word="false" fo:orphans="2" fo:widows="2"/>
      <style:text-properties fo:color="#000000" style:font-name="Times New Roman" fo:font-size="13pt" officeooo:paragraph-rsid="002e9b9b" style:font-size-asian="13pt" style:font-size-complex="13pt"/>
    </style:style>
    <style:style style:name="P16" style:family="paragraph" style:parent-style-name="Text_20_body" style:master-page-name="">
      <loext:graphic-properties draw:fill="none"/>
      <style:paragraph-properties fo:margin-left="0cm" fo:margin-right="0cm" fo:margin-top="0cm" fo:margin-bottom="0cm" loext:contextual-spacing="false" fo:line-height="115%" fo:text-align="justify" style:justify-single-word="false" fo:orphans="2" fo:widows="2" fo:text-indent="1cm" style:auto-text-indent="false" style:page-number="auto" fo:background-color="transparent"/>
      <style:text-properties officeooo:paragraph-rsid="002411c0"/>
    </style:style>
    <style:style style:name="P17" style:family="paragraph" style:parent-style-name="Text_20_body">
      <loext:graphic-properties draw:fill="none"/>
      <style:paragraph-properties fo:margin-left="0cm" fo:margin-right="0cm" fo:margin-top="0cm" fo:margin-bottom="0cm" loext:contextual-spacing="false" fo:line-height="115%" fo:text-align="justify" style:justify-single-word="false" fo:orphans="2" fo:widows="2" fo:text-indent="1cm" style:auto-text-indent="false" fo:background-color="transparent"/>
      <style:text-properties officeooo:paragraph-rsid="0026e711"/>
    </style:style>
    <style:style style:name="P18" style:family="paragraph" style:parent-style-name="Text_20_body">
      <loext:graphic-properties draw:fill="none"/>
      <style:paragraph-properties fo:margin-left="0cm" fo:margin-right="0cm" fo:margin-top="0cm" fo:margin-bottom="0cm" loext:contextual-spacing="false" fo:line-height="115%" fo:text-align="justify" style:justify-single-word="false" fo:orphans="2" fo:widows="2" fo:text-indent="1cm" style:auto-text-indent="false" fo:background-color="transparent"/>
      <style:text-properties officeooo:paragraph-rsid="0029b905"/>
    </style:style>
    <style:style style:name="T1" style:family="text">
      <style:text-properties fo:font-variant="normal" fo:text-transform="none" fo:letter-spacing="normal" fo:font-style="normal" fo:font-weight="normal"/>
    </style:style>
    <style:style style:name="T2" style:family="text">
      <style:text-properties fo:font-variant="normal" fo:text-transform="none" fo:letter-spacing="normal" fo:font-style="normal" fo:font-weight="normal" officeooo:rsid="000ba66d" style:font-style-asian="normal" style:font-weight-asian="bold" style:font-style-complex="normal" style:font-weight-complex="bold"/>
    </style:style>
    <style:style style:name="T3" style:family="text">
      <style:text-properties fo:font-variant="normal" fo:text-transform="none" fo:letter-spacing="normal" fo:font-style="normal" fo:font-weight="bold" officeooo:rsid="000ba66d" style:font-style-asian="normal" style:font-weight-asian="bold" style:font-style-complex="normal" style:font-weight-complex="bold"/>
    </style:style>
    <style:style style:name="T4" style:family="text">
      <style:text-properties fo:font-variant="normal" fo:text-transform="none" fo:letter-spacing="normal" fo:font-style="normal" style:text-underline-style="none" fo:font-weight="normal"/>
    </style:style>
    <style:style style:name="T5" style:family="text">
      <style:text-properties fo:font-variant="normal" fo:text-transform="none" fo:letter-spacing="normal" fo:font-style="normal" style:text-underline-style="none" fo:font-weight="normal" fo:background-color="transparent" loext:char-shading-value="0" style:font-weight-asian="normal" style:font-weight-complex="normal" loext:padding="0cm" loext:border="none"/>
    </style:style>
    <style:style style:name="T6" style:family="text">
      <style:text-properties fo:font-variant="normal" fo:text-transform="none" fo:letter-spacing="normal" fo:font-style="normal" style:text-underline-style="none" fo:font-weight="bold" fo:background-color="transparent" loext:char-shading-value="0" style:font-weight-asian="normal" style:font-weight-complex="normal" loext:padding="0cm" loext:border="none"/>
    </style:style>
    <style:style style:name="T7"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8" style:family="text">
      <style:text-properties fo:font-variant="normal" fo:text-transform="none" fo:color="#000000" style:font-name="Times New Roman" fo:font-size="12pt" fo:letter-spacing="normal" fo:font-style="normal" fo:font-weight="normal" officeooo:rsid="001cca6f" style:font-size-asian="12pt" style:font-weight-asian="normal" style:font-size-complex="12pt" style:font-weight-complex="normal"/>
    </style:style>
    <style:style style:name="T9" style:family="text">
      <style:text-properties fo:font-variant="normal" fo:text-transform="none" fo:color="#000000" style:font-name="Times New Roman" fo:font-size="12pt" fo:letter-spacing="normal" fo:font-style="normal" fo:font-weight="normal" officeooo:rsid="00206830" style:font-size-asian="12pt" style:font-weight-asian="normal" style:font-size-complex="12pt" style:font-weight-complex="normal"/>
    </style:style>
    <style:style style:name="T10" style:family="text">
      <style:text-properties fo:font-variant="normal" fo:text-transform="none" fo:color="#000000" style:font-name="Times New Roman" fo:font-size="12pt" fo:letter-spacing="normal" fo:font-style="normal" fo:font-weight="normal" officeooo:rsid="00264204" style:font-size-asian="12pt" style:font-weight-asian="normal" style:font-size-complex="12pt" style:font-weight-complex="normal"/>
    </style:style>
    <style:style style:name="T11" style:family="text">
      <style:text-properties fo:font-variant="normal" fo:text-transform="none" fo:color="#000000" style:font-name="Times New Roman" fo:font-size="12pt" fo:letter-spacing="normal" fo:font-style="normal" fo:font-weight="normal" officeooo:rsid="0026e711" style:font-size-asian="12pt" style:font-weight-asian="normal" style:font-size-complex="12pt" style:font-weight-complex="normal"/>
    </style:style>
    <style:style style:name="T12" style:family="text">
      <style:text-properties fo:font-variant="normal" fo:text-transform="none" fo:color="#000000" style:font-name="Times New Roman" fo:font-size="12pt" fo:letter-spacing="normal" fo:font-style="normal" fo:font-weight="normal" officeooo:rsid="0027be3a" style:font-size-asian="12pt" style:font-weight-asian="normal" style:font-size-complex="12pt" style:font-weight-complex="normal"/>
    </style:style>
    <style:style style:name="T13" style:family="text">
      <style:text-properties fo:font-variant="normal" fo:text-transform="none" fo:color="#000000" style:font-name="Times New Roman" fo:font-size="12pt" fo:letter-spacing="normal" fo:font-style="normal" fo:font-weight="normal" officeooo:rsid="0029b905" style:font-size-asian="12pt" style:font-weight-asian="normal" style:font-size-complex="12pt" style:font-weight-complex="normal"/>
    </style:style>
    <style:style style:name="T14"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15" style:family="text">
      <style:text-properties fo:font-variant="normal" fo:text-transform="none" fo:color="#000000" style:font-name="Times New Roman" fo:font-size="12pt" fo:letter-spacing="normal" fo:font-style="normal" fo:font-weight="normal" officeooo:rsid="000ba66d" style:font-size-asian="12pt" style:font-style-asian="normal" style:font-weight-asian="normal" style:font-size-complex="12pt" style:font-style-complex="normal" style:font-weight-complex="normal"/>
    </style:style>
    <style:style style:name="T16" style:family="text">
      <style:text-properties fo:font-variant="normal" fo:text-transform="none" fo:color="#000000" style:font-name="Times New Roman" fo:font-size="12pt" fo:letter-spacing="normal" fo:font-style="normal" fo:font-weight="normal" officeooo:rsid="000d40e8" style:font-size-asian="12pt" style:font-style-asian="normal" style:font-weight-asian="normal" style:font-size-complex="12pt" style:font-style-complex="normal" style:font-weight-complex="normal"/>
    </style:style>
    <style:style style:name="T17" style:family="text">
      <style:text-properties fo:font-variant="normal" fo:text-transform="none" fo:color="#000000" style:font-name="Times New Roman" fo:font-size="12pt" fo:letter-spacing="normal" fo:font-style="normal" fo:font-weight="normal" officeooo:rsid="00123011" style:font-size-asian="12pt" style:font-style-asian="normal" style:font-weight-asian="normal" style:font-size-complex="12pt" style:font-style-complex="normal" style:font-weight-complex="normal"/>
    </style:style>
    <style:style style:name="T18" style:family="text">
      <style:text-properties fo:font-variant="normal" fo:text-transform="none" fo:color="#000000" style:font-name="Times New Roman" fo:font-size="12pt" fo:letter-spacing="normal" fo:font-style="normal" fo:font-weight="normal" officeooo:rsid="000d40e8" fo:background-color="#ffffff" loext:char-shading-value="0" style:font-size-asian="12pt" style:font-style-asian="normal" style:font-weight-asian="normal" style:font-size-complex="12pt" style:font-style-complex="normal" style:font-weight-complex="normal" loext:padding="0cm" loext:border="none"/>
    </style:style>
    <style:style style:name="T19" style:family="text">
      <style:text-properties fo:font-variant="normal" fo:text-transform="none" fo:color="#000000" style:font-name="Times New Roman" fo:font-size="15pt" fo:letter-spacing="normal" fo:font-style="normal" fo:font-weight="bold" officeooo:rsid="000ba66d" style:font-size-asian="15pt" style:font-style-asian="normal" style:font-weight-asian="bold" style:font-size-complex="15pt" style:font-style-complex="normal" style:font-weight-complex="bold"/>
    </style:style>
    <style:style style:name="T20" style:family="text">
      <style:text-properties fo:font-variant="normal" fo:text-transform="none" fo:color="#000000" style:font-name="Times New Roman" fo:font-size="14pt" fo:letter-spacing="normal" fo:font-style="normal" fo:font-weight="bold" officeooo:rsid="000ba66d" style:font-size-asian="14pt" style:font-style-asian="normal" style:font-weight-asian="bold" style:font-size-complex="14pt" style:font-style-complex="normal" style:font-weight-complex="bold"/>
    </style:style>
    <style:style style:name="T21" style:family="text">
      <style:text-properties fo:font-variant="normal" fo:text-transform="none" fo:color="#000000" style:font-name="Times New Roman" fo:font-size="14pt" fo:letter-spacing="normal" fo:font-style="normal" fo:font-weight="bold" officeooo:rsid="00206830" style:font-size-asian="14pt" style:font-weight-asian="bold" style:font-size-complex="14pt" style:font-weight-complex="bold"/>
    </style:style>
    <style:style style:name="T22" style:family="text">
      <style:text-properties fo:font-variant="normal" fo:text-transform="none" fo:color="#000000" style:font-name="Times New Roman" fo:font-size="14pt" fo:letter-spacing="normal" fo:font-style="normal" fo:font-weight="bold" officeooo:rsid="00264204" style:font-size-asian="14pt" style:font-weight-asian="bold" style:font-size-complex="14pt" style:font-weight-complex="bold"/>
    </style:style>
    <style:style style:name="T23" style:family="text">
      <style:text-properties fo:font-variant="normal" fo:text-transform="none" fo:color="#000000" style:font-name="Times New Roman" fo:font-size="14pt" fo:letter-spacing="normal" fo:font-style="normal" fo:font-weight="bold" officeooo:rsid="0027be3a" style:font-size-asian="14pt" style:font-weight-asian="bold" style:font-size-complex="14pt" style:font-weight-complex="bold"/>
    </style:style>
    <style:style style:name="T24"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25"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06830" style:text-blinking="false" fo:background-color="#ffffff" loext:char-shading-value="0" style:font-size-asian="12pt" style:font-weight-asian="normal" style:font-size-complex="12pt" style:font-weight-complex="normal"/>
    </style:style>
    <style:style style:name="T26"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64204" style:text-blinking="false" fo:background-color="#ffffff" loext:char-shading-value="0" style:font-size-asian="12pt" style:font-weight-asian="normal" style:font-size-complex="12pt" style:font-weight-complex="normal"/>
    </style:style>
    <style:style style:name="T27"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fo:background-color="#ffffff" loext:char-shading-value="0" style:font-size-asian="12pt" style:font-style-asian="normal" style:font-weight-asian="normal" style:font-size-complex="12pt" style:font-style-complex="normal" style:font-weight-complex="normal"/>
    </style:style>
    <style:style style:name="T28"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0ba66d" style:text-blinking="false" fo:background-color="#ffffff" loext:char-shading-value="0" style:font-size-asian="12pt" style:font-style-asian="normal" style:font-weight-asian="normal" style:font-size-complex="12pt" style:font-style-complex="normal" style:font-weight-complex="normal"/>
    </style:style>
    <style:style style:name="T29"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0d40e8" style:text-blinking="false" fo:background-color="#ffffff" loext:char-shading-value="0" style:font-size-asian="12pt" style:font-style-asian="normal" style:font-weight-asian="normal" style:font-size-complex="12pt" style:font-style-complex="normal" style:font-weight-complex="normal"/>
    </style:style>
    <style:style style:name="T30"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12b22d" style:text-blinking="false" fo:background-color="#ffffff" loext:char-shading-value="0" style:font-size-asian="12pt" style:font-style-asian="normal" style:font-weight-asian="normal" style:font-size-complex="12pt" style:font-style-complex="normal" style:font-weight-complex="normal"/>
    </style:style>
    <style:style style:name="T31"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159cd1" style:text-blinking="false" fo:background-color="#ffffff" loext:char-shading-value="0" style:font-size-asian="12pt" style:font-style-asian="normal" style:font-weight-asian="normal" style:font-size-complex="12pt" style:font-style-complex="normal" style:font-weight-complex="normal"/>
    </style:style>
    <style:style style:name="T32"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1a5d2b" style:text-blinking="false" fo:background-color="#ffffff" loext:char-shading-value="0" style:font-size-asian="12pt" style:font-style-asian="normal" style:font-weight-asian="normal" style:font-size-complex="12pt" style:font-style-complex="normal" style:font-weight-complex="normal"/>
    </style:style>
    <style:style style:name="T33"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1b502b" style:text-blinking="false" fo:background-color="#ffffff" loext:char-shading-value="0" style:font-size-asian="12pt" style:font-style-asian="normal" style:font-weight-asian="normal" style:font-size-complex="12pt" style:font-style-complex="normal" style:font-weight-complex="normal"/>
    </style:style>
    <style:style style:name="T34"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1cca6f" style:text-blinking="false" fo:background-color="#ffffff" loext:char-shading-value="0" style:font-size-asian="12pt" style:font-style-asian="normal" style:font-weight-asian="normal" style:font-size-complex="12pt" style:font-style-complex="normal" style:font-weight-complex="normal"/>
    </style:style>
    <style:style style:name="T35"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1f6b38" style:text-blinking="false" fo:background-color="#ffffff" loext:char-shading-value="0" style:font-size-asian="12pt" style:font-style-asian="normal" style:font-weight-asian="normal" style:font-size-complex="12pt" style:font-style-complex="normal" style:font-weight-complex="normal"/>
    </style:style>
    <style:style style:name="T36"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style:font-size-asian="12pt" style:font-weight-asian="normal" style:font-size-complex="12pt" style:font-weight-complex="normal"/>
    </style:style>
    <style:style style:name="T37" style:family="text">
      <style:text-properties fo:font-variant="normal" fo:text-transform="none" fo:color="#000000" style:text-line-through-style="none" style:text-line-through-type="none" style:font-name="Times New Roman" fo:font-size="14pt" fo:letter-spacing="normal" fo:font-style="normal" style:text-underline-style="none" fo:font-weight="bold" officeooo:rsid="0018d71c" style:text-blinking="false" fo:background-color="#ffffff" loext:char-shading-value="0" style:font-size-asian="14pt" style:font-style-asian="normal" style:font-weight-asian="bold" style:font-size-complex="14pt" style:font-style-complex="normal" style:font-weight-complex="bold"/>
    </style:style>
    <style:style style:name="T38" style:family="text">
      <style:text-properties fo:font-variant="normal" fo:text-transform="none" fo:color="#000000" style:text-line-through-style="none" style:text-line-through-type="none" style:font-name="Times New Roman" fo:font-size="14pt" fo:letter-spacing="normal" fo:font-style="normal" style:text-underline-style="none" fo:font-weight="bold" officeooo:rsid="001a5d2b" style:text-blinking="false" fo:background-color="#ffffff" loext:char-shading-value="0" style:font-size-asian="14pt" style:font-style-asian="normal" style:font-weight-asian="bold" style:font-size-complex="14pt" style:font-style-complex="normal" style:font-weight-complex="bold"/>
    </style:style>
    <style:style style:name="T39" style:family="text">
      <style:text-properties fo:font-variant="normal" fo:text-transform="none" fo:color="#000000" style:text-line-through-style="none" style:text-line-through-type="none" style:font-name="Times New Roman" fo:font-size="14pt" fo:letter-spacing="normal" fo:font-style="normal" style:text-underline-style="none" fo:font-weight="bold" officeooo:rsid="001b502b" style:text-blinking="false" fo:background-color="#ffffff" loext:char-shading-value="0" style:font-size-asian="14pt" style:font-style-asian="normal" style:font-weight-asian="bold" style:font-size-complex="14pt" style:font-style-complex="normal" style:font-weight-complex="bold"/>
    </style:style>
    <style:style style:name="T40" style:family="text">
      <style:text-properties fo:font-variant="normal" fo:text-transform="none" fo:color="#000000" fo:letter-spacing="normal" fo:font-style="normal" fo:font-weight="bold" style:font-style-asian="normal" style:font-weight-asian="bold" style:font-style-complex="normal" style:font-weight-complex="bold"/>
    </style:style>
    <style:style style:name="T41" style:family="text">
      <style:text-properties fo:font-variant="normal" fo:text-transform="none" fo:color="#000000" fo:letter-spacing="normal" fo:font-style="normal" fo:font-weight="bold" officeooo:rsid="000ba66d" style:font-style-asian="normal" style:font-weight-asian="bold" style:font-style-complex="normal" style:font-weight-complex="bold"/>
    </style:style>
    <style:style style:name="T42" style:family="text">
      <style:text-properties fo:font-variant="normal" fo:text-transform="none" fo:color="#222222" style:text-line-through-style="none" style:text-line-through-type="none" style:font-name="Times New Roman" fo:font-size="12pt" fo:letter-spacing="normal" fo:font-style="normal" style:text-underline-style="none" fo:font-weight="normal" officeooo:rsid="00159cd1" style:text-blinking="false" fo:background-color="#ffffff" loext:char-shading-value="0" style:font-size-asian="12pt" style:font-style-asian="normal" style:font-weight-asian="normal" style:font-size-complex="12pt" style:font-style-complex="normal" style:font-weight-complex="normal"/>
    </style:style>
    <style:style style:name="T43" style:family="text">
      <style:text-properties fo:font-variant="normal" fo:text-transform="none" style:text-line-through-style="none" style:text-line-through-type="none" fo:letter-spacing="normal" fo:font-style="normal" style:text-underline-style="none" style:text-blinking="false" fo:background-color="#ffffff" loext:char-shading-value="0" style:font-style-asian="normal" style:font-style-complex="normal"/>
    </style:style>
    <style:style style:name="T44" style:family="text">
      <style:text-properties fo:font-variant="normal" fo:text-transform="none" style:text-line-through-style="none" style:text-line-through-type="none" fo:letter-spacing="normal" fo:font-style="normal" style:text-underline-style="none" officeooo:rsid="0017cbd6" style:text-blinking="false" fo:background-color="#ffffff" loext:char-shading-value="0" style:font-style-asian="normal" style:font-style-complex="normal"/>
    </style:style>
    <style:style style:name="T45" style:family="text">
      <style:text-properties fo:font-variant="normal" fo:text-transform="none" style:text-line-through-style="none" style:text-line-through-type="none" fo:letter-spacing="normal" fo:font-style="normal" style:text-underline-style="none" officeooo:rsid="0018d71c" style:text-blinking="false" fo:background-color="#ffffff" loext:char-shading-value="0" style:font-style-asian="normal" style:font-style-complex="normal"/>
    </style:style>
    <style:style style:name="T46" style:family="text">
      <style:text-properties fo:font-variant="normal" fo:text-transform="none" style:text-line-through-style="none" style:text-line-through-type="none" fo:font-size="14pt" fo:letter-spacing="normal" fo:font-style="normal" style:text-underline-style="none" fo:font-weight="bold" officeooo:rsid="0012b22d" style:text-blinking="false" fo:background-color="#ffffff" loext:char-shading-value="0" style:font-size-asian="14pt" style:font-style-asian="normal" style:font-weight-asian="bold" style:font-size-complex="14pt" style:font-style-complex="normal" style:font-weight-complex="bold"/>
    </style:style>
    <style:style style:name="T47" style:family="text">
      <style:text-properties fo:font-variant="normal" fo:text-transform="none" style:text-line-through-style="none" style:text-line-through-type="none" fo:font-size="14pt" fo:letter-spacing="normal" fo:font-style="normal" style:text-underline-style="none" fo:font-weight="bold" officeooo:rsid="0017cbd6" style:text-blinking="false" fo:background-color="#ffffff" loext:char-shading-value="0" style:font-size-asian="14pt" style:font-style-asian="normal" style:font-weight-asian="bold" style:font-size-complex="14pt" style:font-style-complex="normal" style:font-weight-complex="bold"/>
    </style:style>
    <style:style style:name="T48" style:family="text">
      <style:text-properties fo:font-variant="normal" fo:text-transform="none" fo:font-size="14pt" fo:letter-spacing="normal" fo:font-style="normal" fo:font-weight="bold" officeooo:rsid="000ba66d" style:font-size-asian="14pt" style:font-style-asian="normal" style:font-weight-asian="bold" style:font-size-complex="14pt" style:font-style-complex="normal" style:font-weight-complex="bold"/>
    </style:style>
    <style:style style:name="T49" style:family="text">
      <style:text-properties fo:font-weight="bold" officeooo:rsid="000ba66d" style:font-style-asian="normal" style:font-weight-asian="bold" style:font-style-complex="normal" style:font-weight-complex="bold"/>
    </style:style>
    <style:style style:name="T50" style:family="text">
      <style:text-properties fo:color="#000000" style:font-name="Times New Roman" fo:font-size="12pt" fo:font-weight="normal" style:font-size-asian="12pt" style:font-weight-asian="normal" style:font-size-complex="12pt" style:font-weight-complex="normal"/>
    </style:style>
    <style:style style:name="T51" style:family="text">
      <style:text-properties fo:color="#000000" style:font-name="Times New Roman" fo:font-size="12pt" fo:font-weight="normal" officeooo:rsid="002381f7" style:font-size-asian="12pt" style:font-weight-asian="normal" style:font-size-complex="12pt" style:font-weight-complex="normal"/>
    </style:style>
    <style:style style:name="T52"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53" style:family="text">
      <style:text-properties fo:color="#000000" style:font-name="Times New Roman" fo:font-size="12pt" fo:font-style="normal" fo:font-weight="normal" officeooo:rsid="0012b22d" style:font-size-asian="12pt" style:font-style-asian="normal" style:font-weight-asian="normal" style:font-size-complex="12pt" style:font-style-complex="normal" style:font-weight-complex="normal"/>
    </style:style>
    <style:style style:name="T54" style:family="text">
      <style:text-properties fo:color="#000000" style:font-name="Times New Roman" fo:font-size="14pt" fo:font-style="normal" fo:font-weight="bold" officeooo:rsid="0012b22d" style:font-size-asian="14pt" style:font-style-asian="normal" style:font-weight-asian="bold" style:font-size-complex="14pt" style:font-style-complex="normal"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41">W</text:span><text:span text:style-name="T40">skaźniki urbanizacji</text:span></text:p>
      <text:p text:style-name="P1"><text:span text:style-name="T20"/></text:p>
      <text:p text:style-name="P4"><text:span text:style-name="T2">Największym udziałem ludności miejskiej odznaczają się kraje wysoko rozwinięte<text:line-break/>a w grupie krajów rozwijających się największa ilość ludności miejskiej charakteryzuje kraje Ameryki Łacińskiej i Karaibów, następnie kraje kontynentu azjatyckiego oraz Bliskiego Wschodu i Afryki Północnej.</text:span><text:span text:style-name="T3"> </text:span></text:p>
      <text:p text:style-name="P11"><text:span text:style-name="T49">Do przyczyn gwałtownego przyrostu ludności miejskiej zaliczyć można:</text:span></text:p>
      <text:list xml:id="list2171919654" text:style-name="Bez_20_tytułu1">
        <text:list-item>
          <text:p text:style-name="P14"><text:span text:style-name="T1">wysoki wskaźnik przyrostu naturalnego</text:span></text:p>
        </text:list-item>
        <text:list-item>
          <text:p text:style-name="P14"><text:span text:style-name="T5">migracje</text:span><text:span text:style-name="T6"> </text:span><text:span text:style-name="T4">do </text:span><text:span text:style-name="T1">miast ludności wiejskiej w celu znalezienia lepszych warunków życia<text:line-break/>i lepiej płatnej pracy</text:span></text:p>
        </text:list-item>
        <text:list-item>
          <text:p text:style-name="P14"><text:span text:style-name="T1">przemiany ekonomiczne w gospodarkę bazarową, której rezultat przejawia się<text:line-break/>w zaniku zawodów rzemieślniczych i załamaniu się gospodarki na wsi. Ludność nie mogąc wykonywać tradycyjnych zawodów wybiera migrację do miasta</text:span></text:p>
        </text:list-item>
        <text:list-item>
          <text:p text:style-name="P15"><text:span text:style-name="T1">chęć zdobycia zatrudnienia gdyż w krajach rozwiniętych w ludność zatrudniona<text:line-break/>w rolnictwie przechodzi do sektora usługowego, a w tym sektorze najwięcej miejsc pracy jest w miastach.</text:span></text:p>
        </text:list-item>
        <text:list-item>
          <text:p text:style-name="P12"><text:span text:style-name="T1">chęć zmiany dotychczasowego życia - ludność widząc kolorowy świat w telewizji chce również w tym uczestniczyć i zmienić swój dotychczasowy styl życia.</text:span></text:p>
        </text:list-item>
      </text:list>
      <text:p text:style-name="P3"><text:span text:style-name="T48"/></text:p>
      <text:p text:style-name="P1"><text:span text:style-name="T20"/></text:p>
      <text:p text:style-name="P5"><text:span text:style-name="T20">Kuwejt</text:span><text:span text:style-name="T19"> </text:span><text:span text:style-name="T15">- Państwo położone w południowo-zachodniej </text:span><text:a xlink:type="simple" xlink:href="https://pl.wikipedia.org/wiki/Azja" text:style-name="Internet_20_link" text:visited-style-name="Visited_20_Internet_20_Link"><text:span text:style-name="T28">Azji</text:span></text:a><text:span text:style-name="T15">, na północno-zachodnim wybrzeżu </text:span><text:a xlink:type="simple" xlink:href="https://pl.wikipedia.org/wiki/Zatoka_Perska" text:style-name="Internet_20_link" text:visited-style-name="Visited_20_Internet_20_Link"><text:span text:style-name="T28">Zatoki Perskiej</text:span></text:a><text:span text:style-name="T15">. Graniczy z </text:span><text:span text:style-name="T28">Irakiem </text:span><text:span text:style-name="T15">(242km) i </text:span><text:span text:style-name="T28">Arabią Saudyjską.</text:span><text:span text:style-name="T15"> Wskaźnik urbanizacji w Kuwejcie wynosi 9</text:span><text:span text:style-name="T17">8</text:span><text:span text:style-name="T15">%. Dlaczego jest tak wysoki? Dzieje się tak, ponieważ powierzchnia nizinna tego kraju to w 92,2 % pustynie i półpustynie. Nie ma stałych rzek jedynie okresowe – po większych opadach. Ciągły deficyt wody powoduje, że flora i fauna są bardzo ubogie, obejmują głównie typowe gatunki pustynne. </text:span><text:span text:style-name="T16">Klimat jaki tam panuje to zwrotnikowy kontynentalny suchy. Średnia temperatura stycznia 12 °C, lipca 35°C. Zimy chłodne, silne północne wiatry z </text:span><text:a xlink:type="simple" xlink:href="https://pl.wikipedia.org/wiki/Burza_piaskowa" text:style-name="Internet_20_link" text:visited-style-name="Visited_20_Internet_20_Link"><text:span text:style-name="T29">burzami piaskowymi</text:span></text:a><text:span text:style-name="T16">. Lato suche i gorące, często temperatura przekracza +50°C. Opady – wyłącznie deszcze w półroczu letnim, często ulewne; śr. opady roczne 100–200mm. </text:span><text:span text:style-name="T15"><text:s/>Rolnictwo nie jest więc wysoce rozwinięte, a użytki rolne stanowią zaledwie 0,2% powierzchni tejże krainy.</text:span><text:span text:style-name="T16"> Dominującą rolę w ekonomii Kuwejtu odgrywa </text:span><text:span text:style-name="Strong_20_Emphasis"><text:span text:style-name="T18">sektor ropy naftowej i gazu </text:span></text:span><text:span text:style-name="T16">(</text:span><text:span text:style-name="Strong_20_Emphasis"><text:span text:style-name="T18">węglowodorów</text:span></text:span><text:span text:style-name="T16">). Udokumentowane zasoby ropy wynoszą 104 miliardy baryłek – plasując Kuwejt (dane OPEC) na szóstym miejscu w świecie (po Arabii Saudyjskiej, Wenezueli, Kanadzie, Iranie i Iraku) i na 13. miejscu pod względem eksportu. </text:span><text:span text:style-name="T14">W 2015 r. liczba ludności Kuwejtu wynosiła ok. 4,091,000 - z czego Kuwejtczycy stanowili ok. 31% (1,275,000). Pracujący stanowili ok. 60 % całości populacji, jednak wśród Kuwejtczyków tylko 31 %. Obcokrajowcy zatrudnieni są głównie jako tania siła robocza (przybysze z Azji Południowej i Południowo-Wschodniej, także Arabowie z innych państw) bądź też wysoko wykwalifikowani specjaliści. Kuwejtczycy zatrudnieni są głównie w sferze budżetowej (zajmując 69% etatów w sektorze państwowym), podczas gdy do cudzoziemców należy 93% miejsc pracy w sektorze prywatnym).</text:span><text:span text:style-name="T52"> </text:span></text:p>
      <text:p text:style-name="P6"><text:soft-page-break/><text:span text:style-name="T52"/></text:p>
      <text:p text:style-name="P7"><text:span text:style-name="T54">Holandia</text:span><text:span text:style-name="T53"> - </text:span><text:span text:style-name="T14">państwo położone w zachodniej Europie i południowej części Ameryki Północnej (</text:span><text:a xlink:type="simple" xlink:href="https://pl.wikipedia.org/wiki/Karaiby" text:style-name="Internet_20_link" text:visited-style-name="Visited_20_Internet_20_Link"><text:span text:style-name="T27">Karaiby</text:span></text:a><text:span text:style-name="T14">), będące </text:span><text:span text:style-name="T27">monarchią konstytucyjną. Europejska część Holandii stanowi obszar gęsto zaludniony, a około jednej czwartej tego terytorium leży poniżej poziomu morza – na terenie depresji. </text:span><text:span text:style-name="T30">Wskaźnik urbanizacyjny jest tu na poziomie 90%. </text:span><text:span text:style-name="T31">Spowodowane jest tym, że<text:line-break/>w rolnictwie zatrudnionych jest tylko 3% społeczeństwa, natomiast</text:span><text:span text:style-name="T42"> jest trzecim po Stanach Zjednoczonych i Francji eksporterem żywności</text:span><text:span text:style-name="T31">.</text:span><text:span text:style-name="T30"> Klimat Holandii jest morski, umiarkowany i ciepły. Średnia temperatura stycznia wynosi od +1 °C na wschodzie do +3 °C na zachodzie. Natomiast<text:line-break/>w lipcu od +17 °C do +19 °C, w głębi kraju do +20 °C. Mała amplituda roczna temperatur jest wynikiem zachodnich i południowo-zachodnich wiatrów, które łagodzą upały i chłody zimowe. Średnia roczna suma opadów wynosi 750 mm. Częstym zjawiskiem są mgły. Współcześnie Holandia jest gospodarką rynkową z przeważającą własnością prywatną, ale o wysokim poziomie redystrybucji dochodów poprzez podatki, w 2006 wynoszącym 39% PKB. Holandia jest nominalnie szesnastą gospodarką świata, a po zmierzeniu parytetem siły nabywczej dwudziestą drugą.</text:span></text:p>
      <text:p text:style-name="P7"><text:span text:style-name="T30"/></text:p>
      <text:p text:style-name="P10"><text:span text:style-name="T46">B</text:span><text:span text:style-name="T47">razylia</text:span><text:span text:style-name="T44"> - </text:span><text:span text:style-name="T43"> największy pod względem powierzchni i liczby ludności (178,5 mln – 2003 r.) kraj Ameryki Łacińskiej, należy do krajów, gdzie ponad 80% ludności mieszka w miastach. Nie jest to nic wyjątkowego, bowiem cała Ameryka Łacińska i Karaiby mają wskaźnik urbanizacji na poziomie bliskim 80% (76,8% w 2003 r.), a na 46 państw i państewek tego obszaru aż 13 z nich ma udział ludności miejskiej przekraczający 80%. Jeśli natomiast uwzględnimy tylko Amerykę Południową z jej 14 państwami i średnią dla obszaru 81,1%, to połowa krajów ma wskaźnik urbanizacji powyżej tej średniej, w tym również Brazylia. Gospodarka Brazylii opiera się głównie na usługach (67% PKB w 2011). Przemysł odpowiada za 26,9% PKB, a rolnictwo za 5,8%. </text:span><text:span text:style-name="T45">Wskaźnik urbanizacyjny jest tak wysoki, ponieważ większość ludzi wyjeżdża właśnie do miast aby znaleźć zawód w przemyśle, usługach lub budownictwie. Rolnictwo opiera się na ogromnych gospodarstwach rolnych przy których nie potrzeba aż tak wielu rąk do pracy, spowodowane przez zmechanizowanie właśnie tej dziedziny gospodarki.</text:span></text:p>
      <text:p text:style-name="P10"><text:span text:style-name="T45"/></text:p>
      <text:p text:style-name="P8"><text:span text:style-name="T37">A</text:span><text:span text:style-name="T38">rgentyna</text:span><text:span text:style-name="T32"> - </text:span><text:span text:style-name="T27"> państwo w Ameryce Południowej, nad południowym Atlantykiem. Graniczy z Chile na zachodzie, Boliwią i Paragwajem na północy, Brazylią i Urugwajem na północnym wschodzie. </text:span><text:span text:style-name="T32">Argentyna zajmuje jedno z najwyższych miejsc w rankingach Wskaźnika rozwoju społecznego, PKB per capita i jakości życia pośród krajów Ameryki Łacińskiej. Według statystyk Banku Światowego argentyński Produkt Krajowy Brutto zajmuje 21 miejsce na świecie<text:line-break/>a według Międzynarodowego Funduszu Walutowego biorąc pod uwagę parytet siły nabywczej argentyńska ekonomia zajmuje 25 miejsce na świecie. W 1914 po raz pierwszy liczba ludności miejskiej przewyższyła liczbę ludności wiejskiej. Jednym z ważniejszych czynników szybkiego rozwoju obszarów miejskich była wielka fala imigracji, głównie europejskiej, do miast.<text:line-break/>W szczególności do Buenos Aires, Córdoby i Rosario. W 1960 piętnaście miast przekraczało 100 000 mieszkańców, żyło w nich 71% ludności miejskiej. Spośród nich wyróżniało się Buenos Aires, jedyne, które przekraczało 100 000 mieszkańców w 1869. Ludność miejska stanowiła 59% ogółu ludności, podobnie jak w Stanach Zjednoczonych, nieco więcej niż w Oceanii (53%) i mniej niż<text:line-break/>w Wielkiej Brytanii, kraju, który posiadał najwyższy odsetek ludności miejskiej od początków XIX wieku – 69%. W 1970 osiągnęła 78,5% ludności miejskiej, a w 1975 wskaźnik urbanizacji wyniósł </text:span><text:soft-page-break/><text:span text:style-name="T32">80,7%.W 1990 86,9% ludności żyło w miastach. Głównym czynnikiem tych zmian były, podobnie jak w całej Ameryce Łacińskiej, migracje wewnętrzne, z obszarów wiejskich do miast. Główne przyczyny tej migracji to skrajnie niekorzystne warunki ekonomiczne i społeczne. W 2001 wartość wskaźnika urbanizacji osiągnęła 89,3%. Aktualnie wynosi 92%.</text:span></text:p>
      <text:p text:style-name="P8"><text:span text:style-name="T32"/></text:p>
      <text:p text:style-name="P9"><text:span text:style-name="T38">P</text:span><text:span text:style-name="T39">olska</text:span><text:span text:style-name="T33"> - Pod względem wielkości PKB, Polska jest szóstą gospodarką Unii Europejskiej<text:line-break/>i 25. gospodarką świata (w 2016). Polska gospodarka jest gospodarką mieszaną. Sektor państwowy wytwarza obecnie około 25% PKB (Skarb Państwa kontroluje m.in. PKP, KGHM, PKN Orlen, PGNiG i PZU) i jest to poziom porównywalny do takich państw, jak Francja czy Norwegia.</text:span></text:p>
      <text:p text:style-name="P13"><text:span text:style-name="T7">Po wejściu w 2004 do </text:span><text:span text:style-name="T36">Unii Europejskiej </text:span><text:span text:style-name="T7">dzięki m.in. uczestnictwu w </text:span><text:span text:style-name="T36">unii celnej </text:span><text:span text:style-name="T7">i </text:span><text:span text:style-name="T36">jednolitym rynku </text:span><text:span text:style-name="T7">oraz transferom z </text:span><text:span text:style-name="T36">unijnego budżetu </text:span><text:span text:style-name="T7">w latach 2004–2016 PKB Polski rósł szybciej niż średnia w UE, a polska gospodarka stała się bardziej otwarta i silniej powiązana z gospodarką europejską<text:line-break/>i światową (m.in. nastąpił ponadtrzykrotny wzrost eksportu i wzrost ponaddwuipółkrotny importu towarów i usług, a także dwukrotny wzrost napływu </text:span><text:a xlink:type="simple" xlink:href="https://pl.wikipedia.org/wiki/Bezpośrednie_inwestycje_zagraniczne" text:style-name="Internet_20_link" text:visited-style-name="Visited_20_Internet_20_Link"><text:span text:style-name="T36">bezpośrednich inwestycji zagranicznych</text:span></text:a><text:span text:style-name="T7">)</text:span><text:span text:style-name="T33">. Struktura zatrudnienia w polskiej gospodarce odbiega od europejskich standardów, gdyż 12,6% ludności pracuje w rolnictwie (przy średniej unijnej 5,0%), w przemyśle pracuje 30,4% ludności (średnia UE to 24,9%), natomiast w sektorze usług pracuje 57% ludności Polski (średnia UE to 70,1%). Polska to k</text:span><text:span text:style-name="T27">raj o średnim stopniu zurbanizowania. </text:span><text:span text:style-name="T34">Przyczyną </text:span><text:span text:style-name="T35">takiego</text:span><text:span text:style-name="T34"> stopnia zurbanizowania jest wysoki procent zatrudnienia ludności w rolnictwie.</text:span><text:span text:style-name="T27"> Procent liczby ludności Polski, mieszkającej w miastach wynosi obecnie 6</text:span><text:span text:style-name="T33">0</text:span><text:span text:style-name="T27">%. <text:s/>Przez ostatnie dwadzieścia lat zaobserwowano słabe tempo dynamiki przyrostu liczby ludności w miastach na terenie województw o najsilniejszym stopniu zurbanizowania (w których w tym samym czasie i w tych samych warunkach ma miejsce spadek zaludnienia największych miast) i o najsłabszym stopniu zurbanizowania. </text:span><text:span text:style-name="T7">Sieć osadnicza miast Polski ma charakter nierównomierny. Na terenie regionów,<text:line-break/>w których liczba miast jest większa, stopień urbanizacji osiąga wyższe wartości. Mimo to nie jest to świadectwem wyższego poziomu rozwoju gospodarczego i rozwoju urbanizacyjnego.</text:span><text:span text:style-name="T8"> </text:span><text:span text:style-name="T7">W 1999 roku zanotowano ujemną wartość przyrostu naturalnego. Jest to prawdopodobnie rezultat zmniejszenia się modelu rodziny - rodziny wielodzietnej na korzyść modelu rodziny 2+1 jak również zmianą modelu życia i świadomości społecznej.</text:span></text:p>
      <text:p text:style-name="P13"/>
      <text:p text:style-name="P16"><text:span text:style-name="T21">Nigeria</text:span><text:span text:style-name="T9"> - Republika Federalna Nigerii należy do rynków o największym potencjale <text:line-break/>w Afryce. Z liczbą mieszkańców przekraczającą 170 milionów jest 7. na świecie i największym na kontynencie państwem pod względem ludności. Dzięki temu nigeryjski rynek wewnętrzny jest największy w całej Afryce. Jednocześnie ponad 60% populacji ma poniżej 24 lat. </text:span><text:span text:style-name="T7">Potencjał Nigerii w ogromnym stopniu pozostaje niewykorzystany za sprawą słabo rozwiniętej infrastruktury, braku odpowiedniej sieci transportowej, a także bardzo słabo rozwiniętego przemysłu energetycznego.</text:span><text:span text:style-name="T9"><text:line-break/>W </text:span><text:span text:style-name="T7">2013 roku 11 nigeryjskich miast (Abudża, Benin City, Ibadan, Ilorin, Kaduna, Kano, Lagos, Maiduguri, Ogbomosho, Port Harcourt i Zaria) miało ponad 80 mln mieszkańców, głównie młodych, co stanowi ponad połowę populacji tego kraju. Podobne doświadczenia urbanizacyjne<text:line-break/>w Brazylii, Korei Południowej i w Stanach Zjednoczonych pokazują, że istnieje silny związek między urbanizacją a rosnącą produktywnością. </text:span><text:span text:style-name="T9">Wskaźnik urbanizacyjny prasuje się tutaj na poziomie 47%. </text:span><text:span text:style-name="T50">Podstawą gospodarki Nigerii jest rolnictwo i przemysł wydobywczy. </text:span><text:span text:style-name="T51">Natomiast n</text:span><text:span text:style-name="T9">ajważniejszą rolę w gospodarce odgrywa przemysł wydobywczy, a zwłaszcza </text:span><text:span text:style-name="T25">eksploatacja </text:span><text:span text:style-name="T9">złóż </text:span><text:soft-page-break/><text:a xlink:type="simple" xlink:href="https://pl.wikipedia.org/wiki/Ropa_naftowa" text:style-name="Internet_20_link" text:visited-style-name="Visited_20_Internet_20_Link"><text:span text:style-name="T25">ropy naftowej</text:span></text:a><text:span text:style-name="T9">. Mimo rozwoju nowoczesnej gospodarki, ludność nadal trudni się prymitywnymi formami gospodarowania, stosując np. koczowniczy chów zwierząt lub wypalanie sawanny pod uprawy rolne. Mimo posiadania dużego potencjału gospodarczego kraj dręczy bieda, m.in. z uwagi na liczne patologie społeczne np. </text:span><text:a xlink:type="simple" xlink:href="https://pl.wikipedia.org/wiki/Korupcja" text:style-name="Internet_20_link" text:visited-style-name="Visited_20_Internet_20_Link"><text:span text:style-name="T25">korupcję</text:span></text:a><text:span text:style-name="T9">. </text:span><text:span text:style-name="T7"><text:s/>Nigeryjskie tempo urbanizacji niestety nie zaowocowało do tej pory wzrostem liczby miejsc pracy. Przejście od gospodarstw rolnych do fabryk, dzięki któremu ludzie mogliby zamienić nisko produktywne rolnictwo na obszarach wiejskich na bardziej produktywne i lepiej płatne prace w miastach w Nigerii jednak się nie realizuje. Miejscy imigranci w Nigerii kończą albo bez pracy stając się "ciężarem", albo są zatrudniani w nieformalnym sektorze na nisko płatnych stanowiskach. Małe nieformalne biznesy pozostają małe z powodu karnych kosztów transakcyjnych takich jak słabe egzekwowanie umów, słabe regulacje oraz podatki. Raport McKinsey informuje, że Małe i Średnie Przedsiębiorstwa w Nigerii zatrudniają średnio 1,8 pracownika. W rezultacie nie ma szybko rozwijających się Małych i Średnich Przedsiębiorstw, które miałyby dostęp do kapitału i byłyby w stanie tworzyć miejsca pracy - 57 proc. spośród nich to jednoosobowe przedsiębiorstwa prywatne, a 25 proc. działa tylko w jednym miejscu. Taka sytuacja prowadzi do tego, że osoby pozostające na wsi, aby zająć się rolnictwem nie otrzymują środków finansowych od krewnych z miast. Jeśliby je otrzymywali, to pieniądze mogłyby zostać zainwestowane w rozwój gospodarstw i produkcji np. nasiona, maszyny, nawozy etc. Podsumowując, w Nigerii istnieje słaby związek między urbanizacją a wartością PKB na osobę. Powodem jest fakt, iż urbanizacja nie działa tak jak powinna. Do tego dochodzą jeszcze historyczne zapóźnienia w sektorze rolnym.<text:line-break/></text:span></text:p>
      <text:p text:style-name="P17"><text:span text:style-name="T22">Egipt</text:span><text:span text:style-name="T10"> - </text:span><text:span text:style-name="T7">państwo położone w północno-wschodniej </text:span><text:span text:style-name="T24">Afryce </text:span><text:span text:style-name="T7">z </text:span><text:span text:style-name="T24">półwyspem Synaj </text:span><text:span text:style-name="T7">w zachodniej </text:span><text:a xlink:type="simple" xlink:href="https://pl.wikipedia.org/wiki/Azja" text:style-name="Internet_20_link" text:visited-style-name="Visited_20_Internet_20_Link"><text:span text:style-name="T24">Azji</text:span></text:a><text:span text:style-name="T7">. Egipt graniczy z </text:span><text:span text:style-name="T24">Izraelem </text:span><text:span text:style-name="T7">i </text:span><text:span text:style-name="T24">Strefą Gazy </text:span><text:span text:style-name="T7">na północnym wschodzie, </text:span><text:span text:style-name="T24">Sudanem </text:span><text:span text:style-name="T7">na południu<text:line-break/>i </text:span><text:span text:style-name="T24">Libią </text:span><text:span text:style-name="T7">na zachodzie. Od północy rozpościera się </text:span><text:a xlink:type="simple" xlink:href="https://pl.wikipedia.org/wiki/Morze_Śródziemne" text:style-name="Internet_20_link" text:visited-style-name="Visited_20_Internet_20_Link"><text:span text:style-name="T24">Morze Śródziemne</text:span></text:a><text:span text:style-name="T7">, a na wschodzie </text:span><text:a xlink:type="simple" xlink:href="https://pl.wikipedia.org/wiki/Morze_Czerwone" text:style-name="Internet_20_link" text:visited-style-name="Visited_20_Internet_20_Link"><text:span text:style-name="T24">Morze Czerwone</text:span></text:a><text:span text:style-name="T7">. </text:span><text:span text:style-name="T10">W Egipcie przeważa </text:span><text:span text:style-name="T26">klimat </text:span><text:span text:style-name="T10">skrajnie suchy </text:span><text:a xlink:type="simple" xlink:href="https://pl.wikipedia.org/wiki/Klimat_zwrotnikowy" text:style-name="Internet_20_link" text:visited-style-name="Visited_20_Internet_20_Link"><text:span text:style-name="T26">zwrotnikowy</text:span></text:a><text:span text:style-name="T10">. Roczna suma opadów na ogół nie przekracza kilkudziesięciu milimetrów. Z tego względu większość ludności zamieszkuje tereny w </text:span><text:span text:style-name="T26">delcie </text:span><text:span text:style-name="T10">i dolinie </text:span><text:a xlink:type="simple" xlink:href="https://pl.wikipedia.org/wiki/Nil" text:style-name="Internet_20_link" text:visited-style-name="Visited_20_Internet_20_Link"><text:span text:style-name="T26">Nilu</text:span></text:a><text:span text:style-name="T10">. Nad rzeką istnieje </text:span><text:span text:style-name="T26">oaza </text:span><text:span text:style-name="T10">nadrzeczna, której długość wynosi niecałe 3 tys. kilometrów. Od tysiącleci w Egipcie tworzono system sztucznego </text:span><text:a xlink:type="simple" xlink:href="https://pl.wikipedia.org/wiki/Irygacja_(rolnictwo)" text:style-name="Internet_20_link" text:visited-style-name="Visited_20_Internet_20_Link"><text:span text:style-name="T26">nawadniania</text:span></text:a><text:span text:style-name="T10">, znacznie zwiększając powierzchnię gruntów uprawnych. Wskaźnik urbanizacyjny tego kraju wynosi 43%. Jest tak, ponieważ </text:span><text:span text:style-name="T11">w</text:span><text:span text:style-name="T10">iększa część potencjału gospodarczego kraju skoncentrowała się na obszarze delty Nilu, w trójkącie wyznaczonym przez miasta: Kair, Aleksandrię i Suez, oraz na południu, wokół Asuanu. Dzięki budowie retencyjnego zbiornika Nasera, regulującego przepływy na Nilu, wzrosły możliwości sztucznego nawadniania, co zwiększyło powierzchnię ziem uprawnych<text:line-break/>o ponad 40%. W egipskim klimacie możliwe są nawet trzy zbiory plonów w ciągu roku. Najwięcej gruntów zajmuje uprawa </text:span><text:span text:style-name="T26">bawełny </text:span><text:span text:style-name="T10">– głównego produktu </text:span><text:a xlink:type="simple" xlink:href="https://pl.wikipedia.org/wiki/Eksport" text:style-name="Internet_20_link" text:visited-style-name="Visited_20_Internet_20_Link"><text:span text:style-name="T26">eksportowego</text:span></text:a><text:span text:style-name="T10">. Z roślin spożywczych najważniejsze są: </text:span><text:a xlink:type="simple" xlink:href="https://pl.wikipedia.org/wiki/Ryż_siewny" text:style-name="Internet_20_link" text:visited-style-name="Visited_20_Internet_20_Link"><text:span text:style-name="T26">ryż</text:span></text:a><text:span text:style-name="T10">, </text:span><text:a xlink:type="simple" xlink:href="https://pl.wikipedia.org/wiki/Kukurydza_zwyczajna" text:style-name="Internet_20_link" text:visited-style-name="Visited_20_Internet_20_Link"><text:span text:style-name="T26">kukurydza</text:span></text:a><text:span text:style-name="T10">, </text:span><text:span text:style-name="T26">pszenica </text:span><text:span text:style-name="T10">i </text:span><text:a xlink:type="simple" xlink:href="https://pl.wikipedia.org/wiki/Sorgo_dwubarwne" text:style-name="Internet_20_link" text:visited-style-name="Visited_20_Internet_20_Link"><text:span text:style-name="T26">sorgo dwubarwne</text:span></text:a><text:span text:style-name="T10">, z którego otrzymuje się kaszę<text:line-break/>i mąkę. Uprawia się również </text:span><text:a xlink:type="simple" xlink:href="https://pl.wikipedia.org/wiki/Trzcina_cukrowa" text:style-name="Internet_20_link" text:visited-style-name="Visited_20_Internet_20_Link"><text:span text:style-name="T26">trzcinę cukrową</text:span></text:a><text:span text:style-name="T10">, </text:span><text:a xlink:type="simple" xlink:href="https://pl.wikipedia.org/wiki/Daktylowiec_właściwy" text:style-name="Internet_20_link" text:visited-style-name="Visited_20_Internet_20_Link"><text:span text:style-name="T26">palmę daktylową</text:span></text:a><text:span text:style-name="T10">, </text:span><text:span text:style-name="T26">drzewa cytrusowe </text:span><text:span text:style-name="T10">i warzywa. Zatrudnienie w usługach jest </text:span><text:span text:style-name="T11">nie jest duże</text:span><text:span text:style-name="T10">.</text:span></text:p>
      <text:p text:style-name="P17"><text:span text:style-name="T10"/></text:p>
      <text:p text:style-name="P18"><text:span text:style-name="T22">I</text:span><text:span text:style-name="T23">ndie</text:span><text:span text:style-name="T12"> - </text:span><text:span text:style-name="T7">Indie są drugim po Chinach najludniejszym krajem świata. Do lat 50. wzrost liczby ludności Indii był powolny (238 mln — 1901, 363 mln — 1951); od lat 60. Indie objęła eksplozja demograficzna; 1961–2005 liczba ludności wzrosła o 652 mln (z 443 do 1095 mln) w wyniku wysokiego przyrostu naturalnego; w latach 60. i 70. średni roczny przyrost naturalny utrzymywał się na poziomie 25‰, w latach 90. — ok. 27‰, w 2006 — 13,8‰; polityka ograniczenia przyrostu </text:span><text:soft-page-break/><text:span text:style-name="T7">naturalnego nie wpłynęła znacząco na zmniejszenie stopy urodzeń (22‰)<text:line-break/>— przeważają rodziny wielodzietne. Około 40% ludności (2003) w wieku powyżej 15 lat nie umie czytać i pisać; stopień analfabetyzmu jest największy (ok. 70%) w stanach północno-zachodnich<text:line-break/>i północno-wschodnich, najmniejszy — w stanie Kerala (ok. 30%) i terytorium związkowym Delhi. <text:s/></text:span><text:span text:style-name="T12">Indie należą do najgęściej zaludnionych krajów Azji; średnia gęstość zaludnienia wynosi 342 mieszk. na km2; najwięcej ludności skupia się na Niz. Hindustańskiej (500–600, lokalnie powyżej 1000 mieszk. na km2) i wybrzeżach Płw. Indyjskiego (w południowej części Wybrzeża Malabarskiego 500–1000 mieszk. na km2); najsłabiej są zaludnione Himalaje i obszary pustynne (w stanie Radźasthan poniżej 20 mieszk. na km2). Wskaźnik urbanizacji kraju wynosi zaledwie 32% powoli zwiększając się. Około 70% ludności mieszka na wsi; większość wsi liczy<text:line-break/>ok. 500–1000 mieszk</text:span><text:span text:style-name="T13">ańców</text:span><text:span text:style-name="T12">; zabudowa wiejska jest zróżnicowana regionalnie; na południu<text:line-break/>i wschodzie domy są budowane z drewna, bambusa i trawy, na północnym zachodzie — z gliny zmieszanej ze słomą, w Himalajach — z drewna i kamieni. Proces urbanizacji, mimo ciągłego napływu ludności ze wsi do miast, jest powolny; największe aglomeracje miejskie tworzą: Bombaj, Kalkuta, Delhi, Madras; inne większe m.: Hajdarabad, Ahmadabad, Bangalur, Kanpur, Puna, Nagpur, Lakhnau, Dźajpur; wielkie miasta, zwłaszcza Bombaj i Kalkuta, są bardzo gęsto zaludnione — ponad 40 tys. mieszk. na km2 w Kalkucie, powyżej 22 tys. — w Bombaju; znaczną część ludności stanowią bezdomni. Około 60% ludności zawodowo czynnej pracuje<text:line-break/>w rolnictwie, 17% — w przemyśle i budownictwie, pozostała część — w usługach.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CE" svg:font-family="'Arial CE', Arial, 'Helvetica CE', Helvetica, sans-serif"/>
    <style:font-face style:name="Georgia" svg:font-family="Georgia"/>
    <style:font-face style:name="Helvetica Neue" svg:font-family="'Helvetica Neue', Helvetica, Arial, serif"/>
    <style:font-face style:name="Open Sans1" svg:font-family="'Open Sans', arial, sans-serif"/>
    <style:font-face style:name="Open Sans" svg:font-family="'Open Sans', sans-serif"/>
    <style:font-face style:name="Roboto Condensed" svg:font-family="'Roboto Condensed', sans-serif"/>
    <style:font-face style:name="Tahoma" svg:font-family="Tahoma"/>
    <style:font-face style:name="Ubuntu" svg:font-family="Ubuntu"/>
    <style:font-face style:name="Ubuntu1" svg:font-family="Ubuntu, sans-serif"/>
    <style:font-face style:name="cooperhewitt" svg:font-family="cooperhewitt,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1"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Bez_20_tytułu1" style:display-name="Bez tytułu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5M30S</meta:editing-duration>
    <meta:editing-cycles>33</meta:editing-cycles>
    <meta:generator>LibreOffice/5.4.3.2$Windows_x86 LibreOffice_project/92a7159f7e4af62137622921e809f8546db437e5</meta:generator>
    <dc:date>2018-01-10T21:29:45.811000000</dc:date>
    <meta:document-statistic meta:table-count="0" meta:image-count="0" meta:object-count="0" meta:page-count="5" meta:paragraph-count="17" meta:word-count="2169" meta:character-count="15495" meta:non-whitespace-character-count="13324"/>
    <meta:user-defined meta:name="Info 1"/>
    <meta:user-defined meta:name="Info 2"/>
    <meta:user-defined meta:name="Info 3"/>
    <meta:user-defined meta:name="Info 4"/>
  </office:meta>
</office:document-meta>
</file>